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5-11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4-10-2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4-06-2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4-04-1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4-02-1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3-11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3-06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3-05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3-04-1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3-01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2-10-19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2-06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2-04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2-02-02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1-10-1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1-06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1-04-08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1-02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1101100744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